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F00000212AA22C0CF24095152.png" manifest:media-type="image/png"/>
  <manifest:file-entry manifest:full-path="Pictures/100021B200008D2E00004F60B312A649B9EEC18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draw:auto-grow-height="true" fo:min-height="10.54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title">
      <style:graphic-properties draw:auto-grow-height="true" fo:min-height="2cm"/>
    </style:style>
    <style:style style:name="pr5" style:family="presentation" style:parent-style-name="Metropolis-outline1">
      <style:graphic-properties draw:textarea-vertical-align="middle" fo:min-height="10.298cm"/>
    </style:style>
    <style:style style:name="pr6" style:family="presentation" style:parent-style-name="Metropolis-notes">
      <style:graphic-properties draw:fill-color="#ffffff" fo:min-height="1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style:font-name="Liberation Mono"/>
    </style:style>
    <style:style style:name="T3" style:family="text">
      <style:text-properties style:font-name="Liberation Sans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Protocolo Matrix</text:p>
          </draw:text-box>
        </draw:frame>
        <draw:frame presentation:style-name="pr2" draw:text-style-name="P1" draw:layer="layout" svg:width="25.2cm" svg:height="10.548cm" svg:x="1.4cm" svg:y="3.8cm" presentation:class="subtitle" presentation:user-transformed="true">
          <draw:text-box>
            <text:p><text:span text:style-name="T1">Descripción general de un protocol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Protocolo Matrix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2">
              <text:list-item>
                <text:p>Protocolo de desarrollo abierto</text:p>
                <text:list>
                  <text:list-item>
                    <text:p>Código libre con licencia Apache</text:p>
                  </text:list-item>
                </text:list>
              </text:list-item>
              <text:list-item>
                <text:p>Particularidades</text:p>
                <text:list>
                  <text:list-item>
                    <text:p>Descentralizado</text:p>
                  </text:list-item>
                  <text:list-item>
                    <text:p>Comunicación a través de HTTP</text:p>
                  </text:list-item>
                  <text:list-item>
                    <text:p>Fiable</text:p>
                  </text:list-item>
                  <text:list-item>
                    <text:p>Segur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Particularidades</text:p>
          </draw:text-box>
        </draw:frame>
        <draw:frame presentation:style-name="pr5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Decentralizado</text:p>
                <text:list>
                  <text:list-item>
                    <text:p>No existe ninguna entidad centralizada (Whatsapp, Telegram)</text:p>
                  </text:list-item>
                  <text:list-item>
                    <text:p>Cada servidor funciona de manera independiente</text:p>
                    <text:list>
                      <text:list-item>
                        <text:p>Casos de uso: Uso de intranet para una empresa, universidad…</text:p>
                      </text:list-item>
                      <text:list-item>
                        <text:p><text:span text:style-name="T2"><text:a xlink:href="mailto:alejnp@matrix.example.com" xlink:type="simple">alejnp@matrix.example.com</text:a></text:span></text:p>
                        <text:list>
                          <text:list-item>
                            <text:p><text:span text:style-name="T3">Nombre de usuario</text:span></text:p>
                          </text:list-item>
                          <text:list-item>
                            <text:p><text:span text:style-name="T3">Dominio del servidor Matrix</text:span></text:p>
                          </text:list-item>
                        </text:list>
                      </text:list-item>
                    </text:list>
                  </text:list-item>
                  <text:list-item>
                    <text:p>Las caídas no implica una indisponibilidad del servici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Particularidades</text:p>
          </draw:text-box>
        </draw:frame>
        <draw:frame presentation:style-name="pr5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Comunicación HTTP con interfaz RESTful</text:p>
                <text:list>
                  <text:list-item>
                    <text:p>Verbos HTTP: <text:span text:style-name="T2">GET</text:span>, <text:span text:style-name="T2">POST</text:span>, PUT… </text:p>
                  </text:list-item>
                  <text:list-item>
                    <text:p>Mensajes en formato JSON</text:p>
                    <text:list>
                      <text:list-item>
                        <text:p><text:span text:style-name="T2">{ “msgtype” : “m.text”, body: “Hello Matrix!” }</text:span></text:p>
                      </text:list-item>
                    </text:list>
                  </text:list-item>
                  <text:list-item>
                    <text:p>Puntos de enlace como URL</text:p>
                    <text:list>
                      <text:list-item>
                        <text:p><text:span text:style-name="T2"><text:a xlink:href="https://matrix.example.com/_matrix/client/VER/" xlink:type="simple">https://matrix.example.com/_matrix/client/VER/</text:a></text:span></text:p>
                        <text:list>
                          <text:list-item>
                            <text:p><text:span text:style-name="T2">…</text:span><text:span text:style-name="T2">/rooms/ROOM_ID/send/…?access_token=TOKEN</text:span></text:p>
                          </text:list-item>
                          <text:list-item>
                            <text:p><text:span text:style-name="T2">…</text:span><text:span text:style-name="T2">/sync?access_token=TOK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Particularidades</text:p>
          </draw:text-box>
        </draw:frame>
        <draw:frame presentation:style-name="pr5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Fiable</text:p>
                <text:list>
                  <text:list-item>
                    <text:p>Los servidores mantienen un histórico de mensajes</text:p>
                  </text:list-item>
                  <text:list-item>
                    <text:p>Las conversaciones se pueden restaurar con orden cronológico</text:p>
                  </text:list-item>
                </text:list>
              </text:list-item>
              <text:list-item>
                <text:p>Seguro</text:p>
                <text:list>
                  <text:list-item>
                    <text:p>Encriptación por defecto de la comunicación (TLS)</text:p>
                  </text:list-item>
                  <text:list-item>
                    <text:p>Conversaciones encriptadas End-to-End (Olm)</text:p>
                  </text:list-item>
                  <text:list-item>
                    <text:p>Servidores con certificados firm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Ejemplo</text:p>
          </draw:text-box>
        </draw:frame>
        <draw:frame presentation:style-name="pr5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<text:a xlink:href="mailto:alex@matrix.example.com" xlink:type="simple">alex@matrix.example.com</text:a><text:s/>envía mensaje “Hola Mundo”</text:p>
                <text:list>
                  <text:list-item>
                    <text:p><text:span text:style-name="T2">PUT https://matrix.example.com/… </text:span></text:p>
                  </text:list-item>
                </text:list>
              </text:list-item>
              <text:list-item>
                <text:p><text:span text:style-name="T3">El servidor recibe un evento de mensaje, y envía este mensaje a todos los servidores participantes</text:span></text:p>
              </text:list-item>
              <text:list-item>
                <text:p><text:span text:style-name="T3">Los servidores registran el mensaje recibido en su histórico.</text:span></text:p>
              </text:list-item>
              <text:list-item>
                <text:p><text:span text:style-name="T3"><text:a xlink:href="mailto:pedro@matrix.example.es" xlink:type="simple">pedro@matrix.example.es</text:a></text:span><text:span text:style-name="T3"><text:s/>solicita la conversación</text:span></text:p>
                <text:list>
                  <text:list-item>
                    <text:p><text:span text:style-name="T2">GET https://matrix.example.es/… </text:span></text:p>
                  </text:list-item>
                </text:list>
              </text:list-item>
              <text:list-item>
                <text:p><text:span text:style-name="T3"><text:a xlink:href="mailto:pedro@matrix.example.es" xlink:type="simple">pedro@matrix.example.es</text:a></text:span><text:span text:style-name="T3"><text:s/>ahora tiene acceso a la conversación complet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Clientes</text:p>
          </draw:text-box>
        </draw:frame>
        <draw:frame presentation:style-name="pr5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Matrix es un protocolo abierto, capaz de ser implementado por diferentes clientes.</text:p>
              </text:list-item>
              <text:list-item>
                <text:p>Diferentes paradigmas:</text:p>
                <text:list>
                  <text:list-item>
                    <text:p>CLI: Weechat/Matrix, … </text:p>
                  </text:list-item>
                  <text:list-item>
                    <text:p>Web: Riot, … </text:p>
                  </text:list-item>
                  <text:list-item>
                    <text:p>Mobile: Riot iOS, Riot Android, …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1T0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Live Demo</text:p>
          </draw:text-box>
        </draw:frame>
        <draw:frame presentation:style-name="pr2" draw:text-style-name="P3" draw:layer="layout" svg:width="25.2cm" svg:height="10.548cm" svg:x="1.4cm" svg:y="3.8cm" presentation:class="subtitle">
          <draw:text-box>
            <text:p><text:a xlink:href="https://matrix.org/#about" xlink:type="simple">https://matrix.org/#about</text:a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Recursos</text:p>
          </draw:text-box>
        </draw:frame>
        <draw:frame presentation:style-name="pr5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Diapositivas disponibles en Github:</text:p>
                <text:list>
                  <text:list-item>
                    <text:p><text:span text:style-name="T2"><text:a xlink:href="https://alxe.github.io/UGR_FR/matrix.pdf" xlink:type="simple">https://alxe.github.io/UGR_FR/matrix.pdf</text:a></text:span><text:span text:style-name="T2"><text:s/></text:span></text:p>
                  </text:list-item>
                </text:list>
              </text:list-item>
              <text:list-item>
                <text:p><text:span text:style-name="T3">Más información sobre Matrix:</text:span></text:p>
                <text:list>
                  <text:list-item>
                    <text:p><text:span text:style-name="T2"><text:a xlink:href="https://matrix.org/" xlink:type="simple">https://matrix.org/</text:a></text:span></text:p>
                  </text:list-item>
                  <text:list-item>
                    <text:p><text:span text:style-name="T2"><text:a xlink:href="https://matrix.org/docs/spec/" xlink:type="simple">https://matrix.org/docs/spec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AA22C0CF24095152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Alejandro Núñez Pérez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5:32.260558870</meta:creation-date>
    <meta:editing-duration>PT32M34S</meta:editing-duration>
    <meta:editing-cycles>10</meta:editing-cycles>
    <meta:generator>LibreOffice/5.4.2.2.0$Linux_X86_64 LibreOffice_project/40$Build-2</meta:generator>
    <dc:title>Metropolis</dc:title>
    <dc:date>2017-11-10T17:37:59.526769022</dc:date>
    <meta:document-statistic meta:object-count="58"/>
  </office:meta>
</office:document-meta>
</file>